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084cm" fo:min-width="50.934cm" loext:decorative="false"/>
    </style:style>
    <style:style style:name="gr2" style:family="graphic" style:parent-style-name="Object_20_with_20_no_20_fill_20_and_20_no_20_line">
      <style:graphic-properties draw:stroke="solid" svg:stroke-width="0.076cm" svg:stroke-color="#000000" draw:marker-start-width="0.305cm" draw:marker-end-width="0.305cm" draw:textarea-horizontal-align="center" draw:textarea-vertical-align="middle" fo:padding-top="0.163cm" fo:padding-bottom="0.163cm" fo:padding-left="0.288cm" fo:padding-right="0.288cm" draw:ole-draw-aspect="1" loext:decorative="false"/>
    </style:style>
    <style:style style:name="gr3" style:family="graphic" style:parent-style-name="Object_20_with_20_no_20_fill_20_and_20_no_20_line">
      <style:graphic-properties draw:stroke="solid" svg:stroke-width="0.076cm" svg:stroke-color="#000000" draw:marker-start-width="0.305cm" draw:marker-end-width="0.305cm" draw:textarea-horizontal-align="center" draw:textarea-vertical-align="middle" fo:padding-top="0.162cm" fo:padding-bottom="0.162cm" fo:padding-left="0.287cm" fo:padding-right="0.287cm" draw:ole-draw-aspect="1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3cm" loext:decorative="false"/>
      <style:paragraph-properties style:writing-mode="lr-tb"/>
    </style:style>
    <style:style style:name="gr5" style:family="graphic" style:parent-style-name="objectwithoutfill">
      <style:graphic-properties svg:stroke-width="0.254cm" svg:stroke-color="#ff6d6d" draw:marker-start-width="0.584cm" draw:marker-end="Arrowheads_20_2" draw:marker-end-width="0.686cm" draw:fill="none" draw:textarea-vertical-align="middle" fo:padding-top="0.252cm" fo:padding-bottom="0.252cm" fo:padding-left="0.377cm" fo:padding-right="0.377cm" loext:decorative="false"/>
    </style:style>
    <style:style style:name="gr6" style:family="graphic" style:parent-style-name="objectwithoutfill">
      <style:graphic-properties svg:stroke-width="0.254cm" svg:stroke-color="#ff6d6d" draw:marker-start-width="0.584cm" draw:marker-end="Arrowheads_20_3" draw:marker-end-width="0.686cm" draw:fill="none" draw:textarea-vertical-align="middle" fo:padding-top="0.252cm" fo:padding-bottom="0.252cm" fo:padding-left="0.377cm" fo:padding-right="0.37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568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start="Circle" draw:marker-end="Circle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loext:opacity="100%" fo:font-weight="bold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color="#000000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1.434cm" svg:height="13.334cm" svg:x="-0.317cm" svg:y="-0.31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9.332cm" svg:height="5.741cm" svg:x="5.192cm" svg:y="4.47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9.332cm" svg:height="5.741cm" svg:x="30.199cm" svg:y="4.57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11.047cm" svg:height="1.38cm" svg:x="9.334cm" svg:y="2.04cm">
          <draw:text-box>
            <text:p text:style-name="P2"><text:span text:style-name="T1">Traditional Row DBMS</text:span></text:p>
          </draw:text-box>
        </draw:frame>
        <draw:frame draw:style-name="gr4" draw:text-style-name="P3" draw:layer="layout" svg:width="7.94cm" svg:height="1.38cm" svg:x="34.341cm" svg:y="2.14cm">
          <draw:text-box>
            <text:p text:style-name="P2"><text:span text:style-name="T1">Columnar DBMS</text:span></text:p>
          </draw:text-box>
        </draw:frame>
        <draw:line draw:style-name="gr5" draw:text-style-name="P4" draw:layer="layout" svg:x1="5.882cm" svg:y1="6.524cm" svg:x2="23.488cm" svg:y2="6.524cm">
          <text:p/>
        </draw:line>
        <draw:line draw:style-name="gr6" draw:text-style-name="P4" draw:layer="layout" svg:x1="32.281cm" svg:y1="5.782cm" svg:x2="32.281cm" svg:y2="9.922cm">
          <text:p/>
        </draw:line>
        <draw:frame draw:style-name="gr7" draw:text-style-name="P5" draw:layer="layout" svg:width="4.142cm" svg:height="1.818cm" svg:x="25.366cm" svg:y="2.332cm">
          <draw:text-box>
            <text:p text:style-name="P2"><text:span text:style-name="T2">Column</text:span></text:p>
            <text:p text:style-name="P2"><text:span text:style-name="T2">Tuple</text:span></text:p>
          </draw:text-box>
        </draw:frame>
        <draw:line draw:style-name="gr8" draw:text-style-name="P4" draw:layer="layout" svg:x1="28.818cm" svg:y1="4.058cm" svg:x2="31.58cm" svg:y2="6.818cm">
          <text:p/>
        </draw:line>
        <draw:frame draw:style-name="gr9" draw:text-style-name="P5" draw:layer="layout" svg:width="3.81cm" svg:height="1.673cm" svg:x="0.636cm" svg:y="2.675cm">
          <draw:text-box>
            <text:p text:style-name="P2"><text:span text:style-name="T2">Row</text:span></text:p>
            <text:p text:style-name="P2"><text:span text:style-name="T2">Tuple</text:span></text:p>
          </draw:text-box>
        </draw:frame>
        <draw:line draw:style-name="gr8" draw:text-style-name="P4" draw:layer="layout" svg:x1="3.811cm" svg:y1="4.8cm" svg:x2="5.537cm" svg:y2="6.52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7.2$Linux_X86_64 LibreOffice_project/60$Build-2</meta:generator>
    <dc:date>2024-06-18T21:41:52.779193482</dc:date>
    <meta:editing-duration>P1DT12H46M37S</meta:editing-duration>
    <meta:editing-cycles>17</meta:editing-cycles>
    <meta:document-statistic meta:object-count="11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1.5pt solid #000000" fo:padding="0.028in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1.5pt solid #000000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office:value-type="string" calcext:value-type="string">
            <text:p>Attribute 1</text:p>
          </table:table-cell>
          <table:table-cell table:style-name="ce3" office:value-type="string" calcext:value-type="string">
            <text:p>Attribute 2</text:p>
          </table:table-cell>
          <table:table-cell table:style-name="ce3" office:value-type="string" calcext:value-type="string">
            <text:p>Attribute 3</text:p>
          </table:table-cell>
          <table:table-cell table:style-name="ce3" office:value-type="string" calcext:value-type="string">
            <text:p>Attribute 4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9:31:15.80484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1.5pt solid #000000" fo:padding="0.028in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1.5pt solid #000000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6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calcext:value-type="string">
            <text:p>Attribute 1</text:p>
          </table:table-cell>
          <table:table-cell table:style-name="ce1" office:value-type="string" calcext:value-type="string">
            <text:p>Attribute 2</text:p>
          </table:table-cell>
          <table:table-cell table:style-name="ce1" office:value-type="string" calcext:value-type="string">
            <text:p>Attribute 3</text:p>
          </table:table-cell>
          <table:table-cell table:style-name="ce1" office:value-type="string" calcext:value-type="string">
            <text:p>Attribute 4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21:39:36.864033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